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eValueUtilsTests.assertMethodIsEnabled( String methodName ,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eValueUtilsTests.assertMethodIsEnabled( ProfileValueSource profileValueSource , String methodName ,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aEnabledAnnotatedSingleValue.disabledAnnota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sabledAnnotatedMultiValue.enabledAnnota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rdCodedProfileValueSource.get( final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abledAnnotatedMultiValue.disabledAnnota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aEnabledAnnotatedSingleValue.nonAnnota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aDisabledAnnotatedSingleValue.enabledAnnota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abledAnnotatedMultiValue.nonAnnota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abledAnnotatedSingleValue.disabledAnnota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sabledAnnotatedSingleValueOnTestInterface.nonAnnota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fileValueUtilsTests.assertClassIsDisabled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EnabledAnnotatedSingleValue.enabledAnnota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sabledAnnotatedSingleValue.nonAnnota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fileValueUtilsTests.isTestEnabledInThisEnvironmentForProvidedProfileValueSourceMethodAn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isabledAnnotatedMultiValue.nonAnnota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abledAnnotatedSingleValue.nonAnnota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fileValueUtilsTests.assertMethodIsDisabled( String methodName ,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DisabledAnnotatedSingleValue.nonAnnota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aDisabledAnnotatedSingleValue.disabledAnnota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fileValueUtilsTests.assertClassIsEnabled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dAnnotatedMultiValue.disabledAnnota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nAnnotated.nonAnnota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fileValueUtilsTests.isTestEnabledInThisEnvironmentForProvidedMethodAn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nabledAnnotatedMultiValue.enabledAnnota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fileValueUtilsTests.setProfi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dAnnotatedSingleValue.enabledAnnota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fileValueUtilsTests.assertMethodIsDisabled( ProfileValueSource profileValueSource , String methodName ,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abledAnnotatedSingleValue.enabledAnnota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fileValueUtilsTests.isTestEnabledInThisEnvironmentForProvid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isabledAnnotatedSingleValue.disabledAnnota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